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NLP-DEMO</text:title></text:p>
      <text:p text:style-name="OrgTitle"/>
      <text:p text:style-name="OrgSubtitle"><text:initial-creator>Yung Chin, Ye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8e5e9f">1. 特徵擷取</text:a></text:p>
          <text:p text:style-name="Contents_20_2"><text:a xlink:type="simple" xlink:href="#orga31e5f5">1.1. 例: 出生地</text:a></text:p>
          <text:p text:style-name="Contents_20_3"><text:a xlink:type="simple" xlink:href="#orgdea8dbd">1.1.1. solution 1</text:a></text:p>
          <text:p text:style-name="Contents_20_2"><text:a xlink:type="simple" xlink:href="#org3a63b92">1.2. One Hot Encoding</text:a></text:p>
          <text:p text:style-name="Contents_20_2"><text:a xlink:type="simple" xlink:href="#org5b3ccca">1.3. 從文本中提取特徵</text:a></text:p>
          <text:p text:style-name="Contents_20_3"><text:a xlink:type="simple" xlink:href="#orgae04afc">1.3.1. 詞袋模型(bag-of-words model)中中中中中</text:a></text:p>
          <text:p text:style-name="Contents_20_3"><text:a xlink:type="simple" xlink:href="#org0fa1b33">1.3.2. 字嵌入(word embedding)</text:a></text:p>
          <text:p text:style-name="Contents_20_1"><text:a xlink:type="simple" xlink:href="#orgf653870">2. DEMO</text:a></text:p>
          <text:p text:style-name="Contents_20_1"><text:a xlink:type="simple" xlink:href="#orgdd019b4">3. jeiba DEMO</text:a></text:p>
          <text:p text:style-name="Contents_20_1"><text:a xlink:type="simple" xlink:href="#org4157f0e">4. jeiba DEMO</text:a></text:p>
        </text:index-body>
      </text:table-of-content>
      <text:h text:style-name="Heading_20_1" text:outline-level="1" text:is-list-header="false">
<text:bookmark-start text:name="OrgXref.org48e5e9f"/>
<text:bookmark text:name="org48e5e9f"/>特徵擷取
<text:bookmark-end text:name="OrgXref.org48e5e9f"/></text:h>
      <text:p text:style-name="Text_20_body">如何處理類別變數(categorical variable)/名義變數(nominal variable)
為何要處理? 因為要計算。
</text:p>
      <text:h text:style-name="Heading_20_2" text:outline-level="2" text:is-list-header="false">
<text:bookmark-start text:name="OrgXref.orga31e5f5"/>
<text:bookmark text:name="orga31e5f5"/>例: 出生地
<text:bookmark-end text:name="OrgXref.orga31e5f5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user</text:p>
              </table:table-cell>
              <table:table-cell table:style-name="OrgTblCellTB">
                <text:p text:style-name="OrgTableHeadingLeft">city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James</text:p>
              </table:table-cell>
              <table:table-cell table:style-name="OrgTblCellT">
                <text:p text:style-name="OrgTableContentsLeft">Taipei</text:p>
              </table:table-cell>
            </table:table-row>
            <table:table-row>
              <table:table-cell table:style-name="OrgTblCell">
                <text:p text:style-name="OrgTableContentsLeft">Ruby</text:p>
              </table:table-cell>
              <table:table-cell table:style-name="OrgTblCell">
                <text:p text:style-name="OrgTableContentsLeft">Tainan</text:p>
              </table:table-cell>
            </table:table-row>
            <table:table-row>
              <table:table-cell table:style-name="OrgTblCellB">
                <text:p text:style-name="OrgTableContentsLeft">Vanessa</text:p>
              </table:table-cell>
              <table:table-cell table:style-name="OrgTblCellB">
                <text:p text:style-name="OrgTableContentsLeft">Kaohsiung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dea8dbd"/>
<text:bookmark text:name="orgdea8dbd"/>solution 1
<text:bookmark-end text:name="OrgXref.orgdea8dbd"/></text:h>
      <text:p text:style-name="Text_20_body">以數值代替city，例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user</text:p>
              </table:table-cell>
              <table:table-cell table:style-name="OrgTblCellTB">
                <text:p text:style-name="OrgTableHeadingRight">city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James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Left">Ruby</text:p>
              </table:table-cell>
              <table:table-cell table:style-name="OrgTblCell">
                <text:p text:style-name="OrgTableContentsRight">2</text:p>
              </table:table-cell>
            </table:table-row>
            <table:table-row>
              <table:table-cell table:style-name="OrgTblCellB">
                <text:p text:style-name="OrgTableContentsLeft">Vanessa</text:p>
              </table:table-cell>
              <table:table-cell table:style-name="OrgTblCellB">
                <text:p text:style-name="OrgTableContentsRight">3</text:p>
              </table:table-cell>
            </table:table-row>
          </table:table-rows>
        </table:table>
      </text:section>
      <text:p text:style-name="Text_20_body">問題: Kaohsiung的城市值為Taipei的三倍
</text:p>
      <text:h text:style-name="Heading_20_2" text:outline-level="2" text:is-list-header="false">
<text:bookmark-start text:name="OrgXref.org3a63b92"/>
<text:bookmark text:name="org3a63b92"/>One Hot Encoding
<text:bookmark-end text:name="OrgXref.org3a63b92"/></text:h>
      <text:list text:style-name="OrgSrcBlockNumberedLine" text:continue-numbering="false">
        <text:list-item>
          <text:p text:style-name="OrgSrcBlock"><text:span text:style-name="OrgSrcFontLockKeywordFace">from</text:span><text:s/>sklearn.feature_extraction<text:s/><text:span text:style-name="OrgSrcFontLockKeywordFace">import</text:span><text:s/>DictVectorizer</text:p>
        </text:list-item>
        <text:list-item>
          <text:p text:style-name="OrgSrcBlock"><text:span text:style-name="OrgSrcFontLockVariableNameFace">onehot_encoder</text:span><text:s/>=<text:s/>DictVectorizer()</text:p>
        </text:list-item>
        <text:list-item>
          <text:p text:style-name="OrgSrcBlock"><text:span text:style-name="OrgSrcFontLockVariableNameFace">X</text:span><text:s/>=<text:s/>[</text:p>
        </text:list-item>
        <text:list-item>
          <text:p text:style-name="OrgSrcBlock"><text:s/><text:s/><text:s/><text:s/>{<text:span text:style-name="OrgSrcFontLockStringFace">'city'</text:span>:<text:s/><text:span text:style-name="OrgSrcFontLockStringFace">'Taipei'</text:span>},</text:p>
        </text:list-item>
        <text:list-item>
          <text:p text:style-name="OrgSrcBlock"><text:s/><text:s/><text:s/><text:s/>{<text:span text:style-name="OrgSrcFontLockStringFace">'city'</text:span>:<text:s/><text:span text:style-name="OrgSrcFontLockStringFace">'Tainan'</text:span>},</text:p>
        </text:list-item>
        <text:list-item>
          <text:p text:style-name="OrgSrcBlock"><text:s/><text:s/><text:s/><text:s/>{<text:span text:style-name="OrgSrcFontLockStringFace">'city'</text:span>:<text:s/><text:span text:style-name="OrgSrcFontLockStringFace">'Kaohsiung'</text:span>}</text:p>
        </text:list-item>
        <text:list-item>
          <text:p text:style-name="OrgSrcBlock">]</text:p>
        </text:list-item>
        <text:list-item>
          <text:p text:style-name="OrgSrcBlockLastLine"><text:span text:style-name="OrgSrcFontLockBuiltinFace">print</text:span>(onehot_encoder.fit_transform(X).toarray())</text:p>
        </text:list-item>
      </text:list>
      <text:p text:style-name="OrgFixedWidthBlock">[[0. 0. 1.]</text:p>
      <text:p text:style-name="OrgFixedWidthBlock"> [0. 1. 0.]</text:p>
      <text:p text:style-name="OrgFixedWidthBlockLastLine"> [1. 0. 0.]]</text:p>
      <text:h text:style-name="Heading_20_2" text:outline-level="2" text:is-list-header="false">
<text:bookmark-start text:name="OrgXref.org5b3ccca"/>
<text:bookmark text:name="org5b3ccca"/>從文本中提取特徵
<text:bookmark-end text:name="OrgXref.org5b3ccca"/></text:h>
      <text:p text:style-name="Text_20_body">兩種常用的文本表示形式: 詞袋模型(bag-of-words)及字嵌入(word wmbedding)
</text:p>
      <text:h text:style-name="Heading_20_3" text:outline-level="3" text:is-list-header="false">
<text:bookmark-start text:name="OrgXref.orgae04afc"/>
<text:bookmark text:name="orgae04afc"/>詞袋模型(bag-of-words model)中中中中中
<text:bookmark-end text:name="OrgXref.orgae04afc"/></text:h>
      <text:list text:style-name="OrgNumberedList" text:continue-numbering="false">
        <text:list-item>
          <text:p text:style-name="Text_20_body">
<text:bookmark-start text:name="OrgXref.org1cdb4b3"/>
<text:bookmark text:name="org1cdb4b3"/>語料庫(corpus)
<text:bookmark-end text:name="OrgXref.org1cdb4b3"/></text:p>
          <text:list text:style-name="OrgSrcBlockNumberedLine" text:continue-numbering="false">
            <text:list-item>
              <text:p text:style-name="OrgSrcBlock"><text:span text:style-name="OrgSrcFontLockVariableNameFace">corpus</text:span><text:s/>=<text:s/>[</text:p>
            </text:list-item>
            <text:list-item>
              <text:p text:style-name="OrgSrcBlock"><text:s/><text:s/><text:s/><text:s/><text:span text:style-name="OrgSrcFontLockStringFace">'UNC<text:s/>played<text:s/>Duke<text:s/>in<text:s/>basketball'</text:span>,</text:p>
            </text:list-item>
            <text:list-item>
              <text:p text:style-name="OrgSrcBlock"><text:s/><text:s/><text:s/><text:s/><text:span text:style-name="OrgSrcFontLockStringFace">'Duke<text:s/>lost<text:s/>the<text:s/>basetball<text:s/>game'</text:span></text:p>
            </text:list-item>
            <text:list-item>
              <text:p text:style-name="OrgSrcBlockLastLine">]</text:p>
            </text:list-item>
          </text:list>
          <text:p text:style-name="Text_20_body">這個語料庫包含8個「字詞」，這組存了語料庫的*詞彙(vocabulary)* ，詞袋模型使用一個特徵向量(feature vector)來表示每個文件(document)，所以每個文件由「包含8個元素的向量」來表示。組成一個特徵量的元素數量稱為*向量維度(vector’s dimension)*，一個字典(dictionary)會把「詞彙」映射到feature vector的index。
</text:p>
          <text:list text:style-name="OrgSrcBlockNumberedLine" text:continue-numbering="false">
            <text:list-item>
              <text:p text:style-name="OrgSrcBlock"><text:span text:style-name="OrgSrcFontLockKeywordFace">from</text:span><text:s/>sklearn.feature_extraction.text<text:s/><text:span text:style-name="OrgSrcFontLockKeywordFace">import</text:span><text:s/>CountVectorizer</text:p>
            </text:list-item>
            <text:list-item>
              <text:p text:style-name="OrgSrcBlock"/>
            </text:list-item>
            <text:list-item>
              <text:p text:style-name="OrgSrcBlock"><text:span text:style-name="OrgSrcFontLockVariableNameFace">corpus</text:span><text:s/>=<text:s/>[</text:p>
            </text:list-item>
            <text:list-item>
              <text:p text:style-name="OrgSrcBlock"><text:s/><text:s/><text:s/><text:s/><text:span text:style-name="OrgSrcFontLockStringFace">'UNC<text:s/>played<text:s/>Duke<text:s/>in<text:s/>basketball'</text:span>,</text:p>
            </text:list-item>
            <text:list-item>
              <text:p text:style-name="OrgSrcBlock"><text:s/><text:s/><text:s/><text:s/><text:span text:style-name="OrgSrcFontLockStringFace">'Duke<text:s/>lost<text:s/>the<text:s/>basetball<text:s/>game'</text:span></text:p>
            </text:list-item>
            <text:list-item>
              <text:p text:style-name="OrgSrcBlock">]</text:p>
            </text:list-item>
            <text:list-item>
              <text:p text:style-name="OrgSrcBlock"><text:span text:style-name="OrgSrcFontLockVariableNameFace">vectorizer</text:span><text:s/>=<text:s/>CountVectorizer()</text:p>
            </text:list-item>
            <text:list-item>
              <text:p text:style-name="OrgSrcBlock"><text:span text:style-name="OrgSrcFontLockBuiltinFace">print</text:span>(vectorizer.fit_transform(corpus).todense())</text:p>
            </text:list-item>
            <text:list-item>
              <text:p text:style-name="OrgSrcBlock"><text:span text:style-name="OrgSrcFontLockBuiltinFace">print</text:span>(vectorizer.vocabulary_)</text:p>
            </text:list-item>
            <text:list-item>
              <text:p text:style-name="OrgSrcBlock"><text:span text:style-name="OrgSrcFontLockCommentDelimiterFace">#<text:s/></text:span><text:span text:style-name="OrgSrcFontLockCommentFace">加入第三份文件</text:span></text:p>
            </text:list-item>
            <text:list-item>
              <text:p text:style-name="OrgSrcBlock">corpus.append(<text:span text:style-name="OrgSrcFontLockStringFace">'I<text:s/>ate<text:s/>a<text:s/>sandwich'</text:span>)</text:p>
            </text:list-item>
            <text:list-item>
              <text:p text:style-name="OrgSrcBlock"><text:span text:style-name="OrgSrcFontLockBuiltinFace">print</text:span>(vectorizer.fit_transform(corpus).todense())</text:p>
            </text:list-item>
            <text:list-item>
              <text:p text:style-name="OrgSrcBlockLastLine"><text:span text:style-name="OrgSrcFontLockBuiltinFace">print</text:span>(vectorizer.vocabulary_)</text:p>
            </text:list-item>
          </text:list>
          <text:p text:style-name="OrgFixedWidthBlock">[[0 1 1 0 1 0 1 0 1]</text:p>
          <text:p text:style-name="OrgFixedWidthBlock"> [1 0 1 1 0 1 0 1 0]]</text:p>
          <text:p text:style-name="OrgFixedWidthBlock">{'unc': 8, 'played': 6, 'duke': 2, 'in': 4, 'basketball': 1, 'lost': 5, 'the': 7, 'basetball': 0, 'game': 3}</text:p>
          <text:p text:style-name="OrgFixedWidthBlock">[[0 0 1 1 0 1 0 1 0 0 1]</text:p>
          <text:p text:style-name="OrgFixedWidthBlock"> [0 1 0 1 1 0 1 0 0 1 0]</text:p>
          <text:p text:style-name="OrgFixedWidthBlock"> [1 0 0 0 0 0 0 0 1 0 0]]</text:p>
          <text:p text:style-name="OrgFixedWidthBlockLastLine">{'unc': 10, 'played': 7, 'duke': 3, 'in': 5, 'basketball': 2, 'lost': 6, 'the': 9, 'basetball': 1, 'game': 4, 'ate': 0, 'sandwich': 8}</text:p>
        </text:list-item>
        <text:list-item>
          <text:p text:style-name="Text_20_body">
<text:bookmark-start text:name="OrgXref.orgb4e8371"/>
<text:bookmark text:name="orgb4e8371"/>如何比較兩份文件的相關程度(距離)
<text:bookmark-end text:name="OrgXref.orgb4e8371"/></text:p>
          <text:list text:style-name="OrgNumberedList" text:continue-numbering="true">
            <text:list-item>
              <text:p text:style-name="Text_20_body">
<text:bookmark-start text:name="OrgXref.org38ea251"/>
<text:bookmark text:name="org38ea251"/>歐幾里德距離
<text:bookmark-end text:name="OrgXref.org38ea251"/></text:p>
            </text:list-item>
            <text:list-item>
              <text:p text:style-name="Text_20_body">
<text:bookmark-start text:name="OrgXref.org49dfc15"/>
<text:bookmark text:name="org49dfc15"/>歐幾里德範數(Euclidean norm) / L^2 norm
<text:bookmark-end text:name="OrgXref.org49dfc15"/></text:p>
              <text:p text:style-name="Text_20_body"><text:span text:style-name="OrgCode">$$ d = \left\| {x_0 - x_1} \right\| $$</text:span>
一個vector的Euclidean norm為該數的magnitude(量級)，:
<text:span text:style-name="OrgCode">$$ \left\|x\right\| = \sqrt{x_1^2 + x_2^2 + ... + x_n^2 } $$</text:span>
可以使用scikit-learn函式庫的euclidean_distance function來計算兩個或多個vector的distance:
</text:p>
              <text:list text:style-name="OrgSrcBlockNumberedLine" text:continue-numbering="false">
                <text:list-item>
                  <text:p text:style-name="OrgSrcBlock"><text:span text:style-name="OrgSrcFontLockKeywordFace">from</text:span><text:s/>sklearn.feature_extraction.text<text:s/><text:span text:style-name="OrgSrcFontLockKeywordFace">import</text:span><text:s/>CountVectorizer</text:p>
                </text:list-item>
                <text:list-item>
                  <text:p text:style-name="OrgSrcBlock"/>
                </text:list-item>
                <text:list-item>
                  <text:p text:style-name="OrgSrcBlock"><text:span text:style-name="OrgSrcFontLockVariableNameFace">corpus</text:span><text:s/>=<text:s/>[</text:p>
                </text:list-item>
                <text:list-item>
                  <text:p text:style-name="OrgSrcBlock"><text:s/><text:s/><text:s/><text:s/><text:span text:style-name="OrgSrcFontLockStringFace">'He<text:s/>is<text:s/>a<text:s/>senior<text:s/>high<text:s/>school<text:s/>student'</text:span>,</text:p>
                </text:list-item>
                <text:list-item>
                  <text:p text:style-name="OrgSrcBlock"><text:s/><text:s/><text:s/><text:s/><text:span text:style-name="OrgSrcFontLockStringFace">'She<text:s/>teach<text:s/>English<text:s/>in<text:s/>a<text:s/>senior<text:s/>high<text:s/>schyool'</text:span>,</text:p>
                </text:list-item>
                <text:list-item>
                  <text:p text:style-name="OrgSrcBlock"><text:s/><text:s/><text:s/><text:s/><text:span text:style-name="OrgSrcFontLockStringFace">'Queen<text:s/>will<text:s/>miss<text:s/>Remembrance<text:s/>Sunday<text:s/>service<text:s/>after<text:s/>spraining<text:s/>her<text:s/>back'</text:span></text:p>
                </text:list-item>
                <text:list-item>
                  <text:p text:style-name="OrgSrcBlock">]</text:p>
                </text:list-item>
                <text:list-item>
                  <text:p text:style-name="OrgSrcBlock"><text:span text:style-name="OrgSrcFontLockVariableNameFace">vectorizer</text:span><text:s/>=<text:s/>CountVectorizer()</text:p>
                </text:list-item>
                <text:list-item>
                  <text:p text:style-name="OrgSrcBlock"/>
                </text:list-item>
                <text:list-item>
                  <text:p text:style-name="OrgSrcBlock"><text:span text:style-name="OrgSrcFontLockBuiltinFace">print</text:span>(vectorizer.fit_transform(corpus).todense())</text:p>
                </text:list-item>
                <text:list-item>
                  <text:p text:style-name="OrgSrcBlock"><text:span text:style-name="OrgSrcFontLockBuiltinFace">print</text:span>(vectorizer.vocabulary_)</text:p>
                </text:list-item>
                <text:list-item>
                  <text:p text:style-name="OrgSrcBlock"/>
                </text:list-item>
                <text:list-item>
                  <text:p text:style-name="OrgSrcBlock"><text:span text:style-name="OrgSrcFontLockKeywordFace">from</text:span><text:s/>sklearn.metrics.pairwise<text:s/><text:span text:style-name="OrgSrcFontLockKeywordFace">import</text:span><text:s/>euclidean_distances</text:p>
                </text:list-item>
                <text:list-item>
                  <text:p text:style-name="OrgSrcBlock"><text:span text:style-name="OrgSrcFontLockVariableNameFace">X</text:span><text:s/>=<text:s/>vectorizer.fit_transform(corpus).todense()</text:p>
                </text:list-item>
                <text:list-item>
                  <text:p text:style-name="OrgSrcBlock"><text:span text:style-name="OrgSrcFontLockBuiltinFace">print</text:span>(<text:span text:style-name="OrgSrcFontLockStringFace">'Distance<text:s/>between<text:s/>1st<text:s/>and<text:s/>2st<text:s/>documents:'</text:span>,<text:s/>euclidean_distances(X[<text:span text:style-name="OrgSrcHighlightNumbersNumber">0</text:span>],<text:s/>X[<text:span text:style-name="OrgSrcHighlightNumbersNumber">1</text:span>]))</text:p>
                </text:list-item>
                <text:list-item>
                  <text:p text:style-name="OrgSrcBlock"><text:span text:style-name="OrgSrcFontLockBuiltinFace">print</text:span>(<text:span text:style-name="OrgSrcFontLockStringFace">'Distance<text:s/>between<text:s/>1st<text:s/>and<text:s/>3st<text:s/>documents:'</text:span>,<text:s/>euclidean_distances(X[<text:span text:style-name="OrgSrcHighlightNumbersNumber">0</text:span>],<text:s/>X[<text:span text:style-name="OrgSrcHighlightNumbersNumber">2</text:span>]))</text:p>
                </text:list-item>
                <text:list-item>
                  <text:p text:style-name="OrgSrcBlockLastLine"><text:span text:style-name="OrgSrcFontLockBuiltinFace">print</text:span>(<text:span text:style-name="OrgSrcFontLockStringFace">'Distance<text:s/>between<text:s/>2st<text:s/>and<text:s/>3st<text:s/>documents:'</text:span>,<text:s/>euclidean_distances(X[<text:span text:style-name="OrgSrcHighlightNumbersNumber">1</text:span>],<text:s/>X[<text:span text:style-name="OrgSrcHighlightNumbersNumber">2</text:span>]))</text:p>
                </text:list-item>
              </text:list>
              <text:p text:style-name="OrgFixedWidthBlock">[[0 0 0 1 0 1 0 1 0 0 0 1 0 1 0 0 0 1 0 0 0]</text:p>
              <text:p text:style-name="OrgFixedWidthBlock"> [0 0 1 0 0 1 1 0 0 0 0 0 1 1 0 1 0 0 0 1 0]</text:p>
              <text:p text:style-name="OrgFixedWidthBlock"> [1 1 0 0 1 0 0 0 1 1 1 0 0 0 1 0 1 0 1 0 1]]</text:p>
              <text:p text:style-name="OrgFixedWidthBlock">{'he': 3, 'is': 7, 'senior': 13, 'high': 5, 'school': 11, 'student': 17, 'she': 15, 'teach': 19, 'english': 2, 'in': 6, 'schyool': 12, 'queen': 9, 'will': 20, 'miss': 8, 'remembrance': 10, 'sunday': 18, 'service': 14, 'after': 0, 'spraining': 16, 'her': 4, 'back': 1}</text:p>
              <text:p text:style-name="OrgFixedWidthBlock">Distance between 1st and 2st documents: [[3.]]</text:p>
              <text:p text:style-name="OrgFixedWidthBlock">Distance between 1st and 3st documents: [[4.]]</text:p>
              <text:p text:style-name="OrgFixedWidthBlockLastLine">Distance between 2st and 3st documents: [[4.12310563]]</text:p>
            </text:list-item>
            <text:list-item>
              <text:p text:style-name="Text_20_body">
<text:bookmark-start text:name="OrgXref.orga5c28f2"/>
<text:bookmark text:name="orga5c28f2"/>Curse of dimensionality
<text:bookmark-end text:name="OrgXref.orga5c28f2"/></text:p>
              <text:p text:style-name="Text_20_body">可以發現，如果文件量大而且主題相去甚遠，則
</text:p>
              <text:list text:style-name="OrgBulletedList" text:continue-numbering="false">
                <text:list-item>
                  <text:p text:style-name="Text_20_body">代表document的vector會包含成千上萬的元素
</text:p>
                </text:list-item>
                <text:list-item>
                  <text:p text:style-name="Text_20_body">每個vector裡會包含很多0，即稀疏向量(sparse vectors)
</text:p>
                </text:list-item>
              </text:list>
              <text:p text:style-name="Text_20_body">使用這種「高維度資料」會為所有的機器學習任務帶來一些問題，即「維數災難/維度詛咒」(curse of dimensionality):
</text:p>
              <text:list text:style-name="OrgNumberedList" text:continue-numbering="false">
                <text:list-item>
                  <text:p text:style-name="Text_20_body">「高維度資料」比「低維度資料」需要更多的記憶體和計算能力，
</text:p>
                </text:list-item>
                <text:list-item>
                  <text:p text:style-name="Text_20_body">隨著feature vector空間維度的增加，model就需要更多的「訓練資料」，以確保有足夠多的訓練實例(instance)，否則將導致「過度擬合」。
</text:p>
                </text:list-item>
              </text:list>
            </text:list-item>
            <text:list-item>
              <text:p text:style-name="Text_20_body">
<text:bookmark-start text:name="OrgXref.org6d09966"/>
<text:bookmark text:name="org6d09966"/>如何解決curse of dimensionality
<text:bookmark-end text:name="OrgXref.org6d09966"/></text:p>
              <text:list text:style-name="OrgBulletedList" text:continue-numbering="false">
                <text:list-item>
                  <text:p text:style-name="Text_20_body">將文本均轉為小寫
</text:p>
                </text:list-item>
                <text:list-item>
                  <text:p text:style-name="Text_20_body">過濾停用字
</text:p>
                </text:list-item>
              </text:list>
            </text:list-item>
          </text:list>
        </text:list-item>
        <text:list-item>
          <text:p text:style-name="Text_20_body">
<text:bookmark-start text:name="OrgXref.org9aacc8b"/>
<text:bookmark text:name="org9aacc8b"/>停用字過濾
<text:bookmark-end text:name="OrgXref.org9aacc8b"/></text:p>
          <text:p text:style-name="Text_20_body">即刪除語料庫大部份文件中「經常出現的字詞」，即停用字(stop words)，如
</text:p>
          <text:list text:style-name="OrgBulletedList" text:continue-numbering="false">
            <text:list-item>
              <text:p text:style-name="Text_20_body">determiner: the, a, an等限定詞
</text:p>
            </text:list-item>
            <text:list-item>
              <text:p text:style-name="Text_20_body">auxiliary verbs: 如do, be, will等助動詞
</text:p>
            </text:list-item>
            <text:list-item>
              <text:p text:style-name="Text_20_body">perpositions: 如on, around, beneath等介系詞
</text:p>
            </text:list-item>
          </text:list>
          <text:p text:style-name="Text_20_body">停用字通常是「虛詞/功能詞」(functional words)，CountVectorizer可以透過stop_words關鍵字參數來過濾，它本身有一個英語停用字基本列表。
</text:p>
          <text:list text:style-name="OrgSrcBlockNumberedLine" text:continue-numbering="false">
            <text:list-item>
              <text:p text:style-name="OrgSrcBlock"><text:span text:style-name="OrgSrcFontLockKeywordFace">from</text:span><text:s/>sklearn.feature_extraction.text<text:s/><text:span text:style-name="OrgSrcFontLockKeywordFace">import</text:span><text:s/>CountVectorizer</text:p>
            </text:list-item>
            <text:list-item>
              <text:p text:style-name="OrgSrcBlock"/>
            </text:list-item>
            <text:list-item>
              <text:p text:style-name="OrgSrcBlock"><text:span text:style-name="OrgSrcFontLockVariableNameFace">corpus</text:span><text:s/>=<text:s/>[</text:p>
            </text:list-item>
            <text:list-item>
              <text:p text:style-name="OrgSrcBlock"><text:s/><text:s/><text:s/><text:s/><text:span text:style-name="OrgSrcFontLockStringFace">'He<text:s/>is<text:s/>a<text:s/>senior<text:s/>high<text:s/>school<text:s/>student'</text:span>,</text:p>
            </text:list-item>
            <text:list-item>
              <text:p text:style-name="OrgSrcBlock"><text:s/><text:s/><text:s/><text:s/><text:span text:style-name="OrgSrcFontLockStringFace">'She<text:s/>teach<text:s/>English<text:s/>in<text:s/>a<text:s/>senior<text:s/>high<text:s/>schyool'</text:span>,</text:p>
            </text:list-item>
            <text:list-item>
              <text:p text:style-name="OrgSrcBlock"><text:s/><text:s/><text:s/><text:s/><text:span text:style-name="OrgSrcFontLockStringFace">'Queen<text:s/>will<text:s/>miss<text:s/>Remembrance<text:s/>Sunday<text:s/>service<text:s/>after<text:s/>spraining<text:s/>her<text:s/>back'</text:span></text:p>
            </text:list-item>
            <text:list-item>
              <text:p text:style-name="OrgSrcBlock">]</text:p>
            </text:list-item>
            <text:list-item>
              <text:p text:style-name="OrgSrcBlock"/>
            </text:list-item>
            <text:list-item>
              <text:p text:style-name="OrgSrcBlock"><text:span text:style-name="OrgSrcFontLockVariableNameFace">vectorizer</text:span><text:s/>=<text:s/>CountVectorizer(stop_words=<text:span text:style-name="OrgSrcFontLockStringFace">'english'</text:span>)</text:p>
            </text:list-item>
            <text:list-item>
              <text:p text:style-name="OrgSrcBlock">X<text:s/>=<text:s/>vectorizer.fit_transform(corpus).todense()</text:p>
            </text:list-item>
            <text:list-item>
              <text:p text:style-name="OrgSrcBlock"><text:span text:style-name="OrgSrcFontLockBuiltinFace">print</text:span>(X)</text:p>
            </text:list-item>
            <text:list-item>
              <text:p text:style-name="OrgSrcBlock"><text:span text:style-name="OrgSrcFontLockBuiltinFace">print</text:span>(vectorizer.vocabulary_)</text:p>
            </text:list-item>
            <text:list-item>
              <text:p text:style-name="OrgSrcBlock"><text:span text:style-name="OrgSrcFontLockKeywordFace">from</text:span><text:s/>sklearn.metrics.pairwise<text:s/><text:span text:style-name="OrgSrcFontLockKeywordFace">import</text:span><text:s/>euclidean_distances</text:p>
            </text:list-item>
            <text:list-item>
              <text:p text:style-name="OrgSrcBlock"><text:span text:style-name="OrgSrcFontLockBuiltinFace">print</text:span>(<text:span text:style-name="OrgSrcFontLockStringFace">'Distance<text:s/>between<text:s/>1st<text:s/>and<text:s/>2st<text:s/>documents:'</text:span>,<text:s/>euclidean_distances(X[<text:span text:style-name="OrgSrcHighlightNumbersNumber">0</text:span>],<text:s/>X[<text:span text:style-name="OrgSrcHighlightNumbersNumber">1</text:span>]))</text:p>
            </text:list-item>
            <text:list-item>
              <text:p text:style-name="OrgSrcBlock"><text:span text:style-name="OrgSrcFontLockBuiltinFace">print</text:span>(<text:span text:style-name="OrgSrcFontLockStringFace">'Distance<text:s/>between<text:s/>1st<text:s/>and<text:s/>3st<text:s/>documents:'</text:span>,<text:s/>euclidean_distances(X[<text:span text:style-name="OrgSrcHighlightNumbersNumber">0</text:span>],<text:s/>X[<text:span text:style-name="OrgSrcHighlightNumbersNumber">2</text:span>]))</text:p>
            </text:list-item>
            <text:list-item>
              <text:p text:style-name="OrgSrcBlockLastLine"><text:span text:style-name="OrgSrcFontLockBuiltinFace">print</text:span>(<text:span text:style-name="OrgSrcFontLockStringFace">'Distance<text:s/>between<text:s/>2st<text:s/>and<text:s/>3st<text:s/>documents:'</text:span>,<text:s/>euclidean_distances(X[<text:span text:style-name="OrgSrcHighlightNumbersNumber">1</text:span>],<text:s/>X[<text:span text:style-name="OrgSrcHighlightNumbersNumber">2</text:span>]))</text:p>
            </text:list-item>
          </text:list>
          <text:p text:style-name="OrgFixedWidthBlock">[[0 1 0 0 0 1 0 1 0 0 1 0 0]</text:p>
          <text:p text:style-name="OrgFixedWidthBlock"> [1 1 0 0 0 0 1 1 0 0 0 0 1]</text:p>
          <text:p text:style-name="OrgFixedWidthBlock"> [0 0 1 1 1 0 0 0 1 1 0 1 0]]</text:p>
          <text:p text:style-name="OrgFixedWidthBlock">{'senior': 7, 'high': 1, 'school': 5, 'student': 10, 'teach': 12, 'english': 0, 'schyool': 6, 'queen': 3, 'miss': 2, 'remembrance': 4, 'sunday': 11, 'service': 8, 'spraining': 9}</text:p>
          <text:p text:style-name="OrgFixedWidthBlock">Distance between 1st and 2st documents: [[2.23606798]]</text:p>
          <text:p text:style-name="OrgFixedWidthBlock">Distance between 1st and 3st documents: [[3.16227766]]</text:p>
          <text:p text:style-name="OrgFixedWidthBlockLastLine">Distance between 2st and 3st documents: [[3.31662479]]</text:p>
        </text:list-item>
        <text:list-item>
          <text:p text:style-name="Text_20_body">
<text:bookmark-start text:name="OrgXref.org5df2950"/>
<text:bookmark text:name="org5df2950"/>詞幹提取與詞性還原(Stemming and Lemmatization)
<text:bookmark-end text:name="OrgXref.org5df2950"/></text:p>
          <text:list text:style-name="OrgNumberedList" text:continue-numbering="true">
            <text:list-item>
              <text:p text:style-name="Text_20_body">
<text:bookmark-start text:name="OrgXref.orgae26f94"/>
<text:bookmark text:name="orgae26f94"/>Stemming
<text:bookmark-end text:name="OrgXref.orgae26f94"/></text:p>
              <text:p text:style-name="Text_20_body">詞干提取是去除單詞的前後綴得到詞根的過程。
大家常見的前後詞綴有「名詞的複數」、「進行式」、「過去分詞」…
如: plays, played, playing -&gt; play
</text:p>
            </text:list-item>
            <text:list-item>
              <text:p text:style-name="Text_20_body">
<text:bookmark-start text:name="OrgXref.org11c5044"/>
<text:bookmark text:name="org11c5044"/>Lemmatization
<text:bookmark-end text:name="OrgXref.org11c5044"/></text:p>
              <text:p text:style-name="Text_20_body">詞形還原是基於詞典，將單詞的複雜形態轉變成最基礎的形態。
詞形還原不是簡單地將前後綴去掉，而是會根據詞典將單詞進行轉換。比如「drove」會轉換為「drive」。
如: is, are , been -&gt; be
</text:p>
            </text:list-item>
            <text:list-item>
              <text:p text:style-name="Text_20_body">
<text:bookmark-start text:name="OrgXref.orgfebc213"/>
<text:bookmark text:name="orgfebc213"/>Demo
<text:bookmark-end text:name="OrgXref.orgfebc213"/></text:p>
              <text:list text:style-name="OrgSrcBlockNumberedLine" text:continue-numbering="false">
                <text:list-item>
                  <text:p text:style-name="OrgSrcBlock"><text:span text:style-name="OrgSrcFontLockCommentDelimiterFace">#<text:s/></text:span><text:span text:style-name="OrgSrcFontLockCommentFace">Download<text:s/>wordnet</text:span></text:p>
                </text:list-item>
                <text:list-item>
                  <text:p text:style-name="OrgSrcBlock"><text:span text:style-name="OrgSrcFontLockKeywordFace">import</text:span><text:s/>nltk</text:p>
                </text:list-item>
                <text:list-item>
                  <text:p text:style-name="OrgSrcBlock">nltk.download(<text:span text:style-name="OrgSrcFontLockStringFace">'wordnet'</text:span>)</text:p>
                </text:list-item>
                <text:list-item>
                  <text:p text:style-name="OrgSrcBlock"><text:span text:style-name="OrgSrcFontLockCommentDelimiterFace">#<text:s/></text:span><text:span text:style-name="OrgSrcFontLockCommentFace">Lemmatization</text:span></text:p>
                </text:list-item>
                <text:list-item>
                  <text:p text:style-name="OrgSrcBlock"><text:span text:style-name="OrgSrcFontLockKeywordFace">from</text:span><text:s/>nltk.stem.wordnet<text:s/><text:span text:style-name="OrgSrcFontLockKeywordFace">import</text:span><text:s/>WordNetLemmatizer</text:p>
                </text:list-item>
                <text:list-item>
                  <text:p text:style-name="OrgSrcBlock"><text:span text:style-name="OrgSrcFontLockVariableNameFace">lemmatizer</text:span><text:s/>=<text:s/>WordNetLemmatizer()</text:p>
                </text:list-item>
                <text:list-item>
                  <text:p text:style-name="OrgSrcBlock"><text:span text:style-name="OrgSrcFontLockBuiltinFace">print</text:span>(lemmatizer.lemmatize(<text:span text:style-name="OrgSrcFontLockStringFace">'gathering'</text:span>,<text:s/><text:span text:style-name="OrgSrcFontLockStringFace">'v'</text:span>))</text:p>
                </text:list-item>
                <text:list-item>
                  <text:p text:style-name="OrgSrcBlock"><text:span text:style-name="OrgSrcFontLockBuiltinFace">print</text:span>(lemmatizer.lemmatize(<text:span text:style-name="OrgSrcFontLockStringFace">'gathering'</text:span>,<text:s/><text:span text:style-name="OrgSrcFontLockStringFace">'n'</text:span>))</text:p>
                </text:list-item>
                <text:list-item>
                  <text:p text:style-name="OrgSrcBlock"><text:span text:style-name="OrgSrcFontLockCommentDelimiterFace">#<text:s/></text:span><text:span text:style-name="OrgSrcFontLockCommentFace">Stemming</text:span></text:p>
                </text:list-item>
                <text:list-item>
                  <text:p text:style-name="OrgSrcBlock"><text:span text:style-name="OrgSrcFontLockKeywordFace">from</text:span><text:s/>nltk.stem<text:s/><text:span text:style-name="OrgSrcFontLockKeywordFace">import</text:span><text:s/>PorterStemmer</text:p>
                </text:list-item>
                <text:list-item>
                  <text:p text:style-name="OrgSrcBlock"><text:span text:style-name="OrgSrcFontLockVariableNameFace">stemmer</text:span><text:s/>=<text:s/>PorterStemmer()</text:p>
                </text:list-item>
                <text:list-item>
                  <text:p text:style-name="OrgSrcBlock"><text:span text:style-name="OrgSrcFontLockBuiltinFace">print</text:span>(stemmer.stem(<text:span text:style-name="OrgSrcFontLockStringFace">'gathering'</text:span>))</text:p>
                </text:list-item>
                <text:list-item>
                  <text:p text:style-name="OrgSrcBlockLastLine"><text:span text:style-name="OrgSrcFontLockBuiltinFace">print</text:span>(stemmer.stem(<text:span text:style-name="OrgSrcFontLockStringFace">'gathered'</text:span>))</text:p>
                </text:list-item>
              </text:list>
              <text:p text:style-name="OrgFixedWidthBlock">gather</text:p>
              <text:p text:style-name="OrgFixedWidthBlock">gathering</text:p>
              <text:p text:style-name="OrgFixedWidthBlock">gather</text:p>
              <text:p text:style-name="OrgFixedWidthBlockLastLine">gather</text:p>
            </text:list-item>
            <text:list-item>
              <text:p text:style-name="Text_20_body">
<text:bookmark-start text:name="OrgXref.orgdc57382"/>
<text:bookmark text:name="orgdc57382"/>還原corpus詞性
<text:bookmark-end text:name="OrgXref.orgdc57382"/></text:p>
              <text:list text:style-name="OrgSrcBlockNumberedLine" text:continue-numbering="false">
                <text:list-item>
                  <text:p text:style-name="OrgSrcBlock"><text:span text:style-name="OrgSrcFontLockKeywordFace">from</text:span><text:s/>nltk<text:s/><text:span text:style-name="OrgSrcFontLockKeywordFace">import</text:span><text:s/>word_tokenize</text:p>
                </text:list-item>
                <text:list-item>
                  <text:p text:style-name="OrgSrcBlock"><text:span text:style-name="OrgSrcFontLockKeywordFace">from</text:span><text:s/>nltk.stem<text:s/><text:span text:style-name="OrgSrcFontLockKeywordFace">import</text:span><text:s/>PorterStemmer</text:p>
                </text:list-item>
                <text:list-item>
                  <text:p text:style-name="OrgSrcBlock"><text:span text:style-name="OrgSrcFontLockKeywordFace">from</text:span><text:s/>nltk.stem.wordnet<text:s/><text:span text:style-name="OrgSrcFontLockKeywordFace">import</text:span><text:s/>WordNetLemmatizer</text:p>
                </text:list-item>
                <text:list-item>
                  <text:p text:style-name="OrgSrcBlock"><text:span text:style-name="OrgSrcFontLockKeywordFace">from</text:span><text:s/>nltk<text:s/><text:span text:style-name="OrgSrcFontLockKeywordFace">import</text:span><text:s/>pos_tag</text:p>
                </text:list-item>
                <text:list-item>
                  <text:p text:style-name="OrgSrcBlock"/>
                </text:list-item>
                <text:list-item>
                  <text:p text:style-name="OrgSrcBlock"><text:span text:style-name="OrgSrcFontLockKeywordFace">import</text:span><text:s/>nltk</text:p>
                </text:list-item>
                <text:list-item>
                  <text:p text:style-name="OrgSrcBlock">nltk.download(<text:span text:style-name="OrgSrcFontLockStringFace">'punkt'</text:span>)</text:p>
                </text:list-item>
                <text:list-item>
                  <text:p text:style-name="OrgSrcBlock"/>
                </text:list-item>
                <text:list-item>
                  <text:p text:style-name="OrgSrcBlock"><text:span text:style-name="OrgSrcFontLockVariableNameFace">wordnet_tag</text:span><text:s/>=<text:s/>[<text:span text:style-name="OrgSrcFontLockStringFace">'v'</text:span>,<text:s/><text:span text:style-name="OrgSrcFontLockStringFace">'n'</text:span>]</text:p>
                </text:list-item>
                <text:list-item>
                  <text:p text:style-name="OrgSrcBlock"><text:span text:style-name="OrgSrcFontLockVariableNameFace">corpus</text:span><text:s/>=<text:s/>[</text:p>
                </text:list-item>
                <text:list-item>
                  <text:p text:style-name="OrgSrcBlock"><text:s/><text:s/><text:s/><text:s/><text:span text:style-name="OrgSrcFontLockStringFace">'He<text:s/>ate<text:s/>the<text:s/>sandwiches'</text:span>,</text:p>
                </text:list-item>
                <text:list-item>
                  <text:p text:style-name="OrgSrcBlock"><text:s/><text:s/><text:s/><text:s/><text:span text:style-name="OrgSrcFontLockStringFace">'Every<text:s/>sandwich<text:s/>was<text:s/>eaten<text:s/>by<text:s/>him'</text:span></text:p>
                </text:list-item>
                <text:list-item>
                  <text:p text:style-name="OrgSrcBlock">]</text:p>
                </text:list-item>
                <text:list-item>
                  <text:p text:style-name="OrgSrcBlock"><text:span text:style-name="OrgSrcFontLockCommentDelimiterFace">#<text:s/></text:span><text:span text:style-name="OrgSrcFontLockCommentFace">Stemming</text:span></text:p>
                </text:list-item>
                <text:list-item>
                  <text:p text:style-name="OrgSrcBlock"><text:span text:style-name="OrgSrcFontLockVariableNameFace">stemmer</text:span><text:s/>=<text:s/>PorterStemmer()</text:p>
                </text:list-item>
                <text:list-item>
                  <text:p text:style-name="OrgSrcBlock"><text:span text:style-name="OrgSrcFontLockKeywordFace">for</text:span><text:s/>document<text:s/><text:span text:style-name="OrgSrcFontLockKeywordFace">in</text:span><text:s/>corpus:</text:p>
                </text:list-item>
                <text:list-item>
                  <text:p text:style-name="OrgSrcBlock"><text:s/><text:s/><text:s/><text:s/><text:span text:style-name="OrgSrcFontLockBuiltinFace">print</text:span>(<text:span text:style-name="OrgSrcFontLockStringFace">'\nStemmed:<text:s/>'</text:span>,<text:s/>end=<text:span text:style-name="OrgSrcFontLockStringFace">''</text:span>)</text:p>
                </text:list-item>
                <text:list-item>
                  <text:p text:style-name="OrgSrcBlock"><text:s/><text:s/><text:s/><text:s/><text:span text:style-name="OrgSrcFontLockKeywordFace">for</text:span><text:s/>token<text:s/><text:span text:style-name="OrgSrcFontLockKeywordFace">in</text:span><text:s/>word_tokenize(document):</text:p>
                </text:list-item>
                <text:list-item>
                  <text:p text:style-name="OrgSrcBlock"><text:s/><text:s/><text:s/><text:s/><text:s/><text:s/><text:s/><text:s/><text:span text:style-name="OrgSrcFontLockBuiltinFace">print</text:span>(stemmer.stem(token),<text:s/>end=<text:span text:style-name="OrgSrcFontLockStringFace">',<text:s/>'</text:span>)</text:p>
                </text:list-item>
                <text:list-item>
                  <text:p text:style-name="OrgSrcBlock"/>
                </text:list-item>
                <text:list-item>
                  <text:p text:style-name="OrgSrcBlock"><text:span text:style-name="OrgSrcFontLockCommentDelimiterFace">#<text:s/></text:span><text:span text:style-name="OrgSrcFontLockCommentFace">lemmatization</text:span></text:p>
                </text:list-item>
                <text:list-item>
                  <text:p text:style-name="OrgSrcBlock">nltk.download(<text:span text:style-name="OrgSrcFontLockStringFace">'averaged_perceptron_tagger'</text:span>)</text:p>
                </text:list-item>
                <text:list-item>
                  <text:p text:style-name="OrgSrcBlock"><text:span text:style-name="OrgSrcFontLockKeywordFace">def</text:span><text:s/><text:span text:style-name="OrgSrcFontLockFunctionNameFace">lemmatize</text:span>(token,<text:s/>tag):</text:p>
                </text:list-item>
                <text:list-item>
                  <text:p text:style-name="OrgSrcBlock"><text:s/><text:s/><text:s/><text:s/><text:span text:style-name="OrgSrcFontLockKeywordFace">if</text:span><text:s/>tag[<text:span text:style-name="OrgSrcHighlightNumbersNumber">0</text:span>].lower()<text:s/><text:span text:style-name="OrgSrcFontLockKeywordFace">in</text:span><text:s/>wordnet_tag:</text:p>
                </text:list-item>
                <text:list-item>
                  <text:p text:style-name="OrgSrcBlock"><text:s/><text:s/><text:s/><text:s/><text:s/><text:s/><text:s/><text:s/><text:span text:style-name="OrgSrcFontLockKeywordFace">return</text:span><text:s/>lemmatizer.lemmatize(token,<text:s/>tag[<text:span text:style-name="OrgSrcHighlightNumbersNumber">0</text:span>].lower())</text:p>
                </text:list-item>
                <text:list-item>
                  <text:p text:style-name="OrgSrcBlock"><text:s/><text:s/><text:s/><text:s/><text:span text:style-name="OrgSrcFontLockKeywordFace">return</text:span><text:s/>token</text:p>
                </text:list-item>
                <text:list-item>
                  <text:p text:style-name="OrgSrcBlock"/>
                </text:list-item>
                <text:list-item>
                  <text:p text:style-name="OrgSrcBlock">lemmatizer<text:s/>=<text:s/>WordNetLemmatizer()</text:p>
                </text:list-item>
                <text:list-item>
                  <text:p text:style-name="OrgSrcBlock">tagged_corpus<text:s/>=<text:s/>[pos_tag(word_tokenize(document))<text:s/><text:span text:style-name="OrgSrcFontLockKeywordFace">for</text:span><text:s/>document<text:s/><text:span text:style-name="OrgSrcFontLockKeywordFace">in</text:span><text:s/>corpus]</text:p>
                </text:list-item>
                <text:list-item>
                  <text:p text:style-name="OrgSrcBlock"><text:span text:style-name="OrgSrcFontLockKeywordFace">for</text:span><text:s/>document<text:s/><text:span text:style-name="OrgSrcFontLockKeywordFace">in</text:span><text:s/>tagged_corpus:</text:p>
                </text:list-item>
                <text:list-item>
                  <text:p text:style-name="OrgSrcBlock"><text:s/><text:s/><text:s/><text:s/><text:span text:style-name="OrgSrcFontLockBuiltinFace">print</text:span>(<text:span text:style-name="OrgSrcFontLockStringFace">'\nLemmization:<text:s/>'</text:span>,<text:s/>end=<text:span text:style-name="OrgSrcFontLockStringFace">''</text:span>)</text:p>
                </text:list-item>
                <text:list-item>
                  <text:p text:style-name="OrgSrcBlock"><text:s/><text:s/><text:s/><text:s/><text:span text:style-name="OrgSrcFontLockKeywordFace">for</text:span><text:s/>token,<text:s/>tag<text:s/><text:span text:style-name="OrgSrcFontLockKeywordFace">in</text:span><text:s/>document:</text:p>
                </text:list-item>
                <text:list-item>
                  <text:p text:style-name="OrgSrcBlock"><text:s/><text:s/><text:s/><text:s/><text:s/><text:s/><text:s/><text:s/><text:span text:style-name="OrgSrcFontLockBuiltinFace">print</text:span>(lemmatize(token,<text:s/>tag),<text:s/>end=<text:span text:style-name="OrgSrcFontLockStringFace">',<text:s/>'</text:span>)</text:p>
                </text:list-item>
                <text:list-item>
                  <text:p text:style-name="OrgSrcBlockLastLine"><text:span text:style-name="OrgSrcFontLockBuiltinFace">print</text:span>(<text:span text:style-name="OrgSrcFontLockStringFace">'\n'</text:span>,tagged_corpus)</text:p>
                </text:list-item>
              </text:list>
              <text:p text:style-name="OrgFixedWidthBlock"/>
              <text:p text:style-name="OrgFixedWidthBlock">Stemmed: he, ate, the, sandwich, </text:p>
              <text:p text:style-name="OrgFixedWidthBlock">Stemmed: everi, sandwich, wa, eaten, by, him, </text:p>
              <text:p text:style-name="OrgFixedWidthBlock">Lemmization: He, eat, the, sandwich, </text:p>
              <text:p text:style-name="OrgFixedWidthBlockLastLine">Lemmization: Every, sandwich, be, eat, by, him, </text:p>
              <text:p text:style-name="OrgFixedWidthBlockLastLine"> [[('He', 'PRP'), ('ate', 'VBD'), ('the', 'DT'), ('sandwiches', 'NNS')], [('Every', 'DT'), ('sandwich', 'NN'), ('was', 'VBD'), ('eaten', 'VBN'), ('by', 'IN'), ('him', 'PRP')]]</text:p>
            </text:list-item>
          </text:list>
        </text:list-item>
        <text:list-item>
          <text:p text:style-name="Text_20_body">
<text:bookmark-start text:name="OrgXref.org9b42321"/>
<text:bookmark text:name="org9b42321"/>TF-IDF權重擴充詞袋
<text:bookmark-end text:name="OrgXref.org9b42321"/></text:p>
          <text:p text:style-name="Text_20_body">在「詞袋模型」中，無論字詞是否出現在document中，corpus字典中的字詞都會進行編碼，但「語法]、「字詞順序」、「詞類」都不會編碼。
依照常理，一個字詞在document中出現的頻率應該可以代表該document與字詞的相關程度。為減輕幫feature vector建立「詞類」特徵編碼的編碼負擔，可以使用整數來表示字詞出現在文字中的次數。
</text:p>
          <text:list text:style-name="OrgSrcBlockNumberedLine" text:continue-numbering="false">
            <text:list-item>
              <text:p text:style-name="OrgSrcBlock"><text:span text:style-name="OrgSrcFontLockKeywordFace">import</text:span><text:s/>numpy<text:s/><text:span text:style-name="OrgSrcFontLockKeywordFace">as</text:span><text:s/>np</text:p>
            </text:list-item>
            <text:list-item>
              <text:p text:style-name="OrgSrcBlock"><text:span text:style-name="OrgSrcFontLockKeywordFace">from</text:span><text:s/>sklearn.feature_extraction.text<text:s/><text:span text:style-name="OrgSrcFontLockKeywordFace">import</text:span><text:s/>CountVectorizer</text:p>
            </text:list-item>
            <text:list-item>
              <text:p text:style-name="OrgSrcBlock"/>
            </text:list-item>
            <text:list-item>
              <text:p text:style-name="OrgSrcBlock"><text:span text:style-name="OrgSrcFontLockVariableNameFace">corpus</text:span><text:s/>=<text:s/>[<text:span text:style-name="OrgSrcFontLockStringFace">'The<text:s/>dog<text:s/>ate<text:s/>a<text:s/>sandwich,<text:s/>the<text:s/>wizard<text:s/>transfigured<text:s/>a<text:s/>sandwich,<text:s/>and<text:s/>I<text:s/>ate<text:s/>a<text:s/>sandwich'</text:span>]</text:p>
            </text:list-item>
            <text:list-item>
              <text:p text:style-name="OrgSrcBlock"><text:span text:style-name="OrgSrcFontLockVariableNameFace">vectorizer</text:span><text:s/>=<text:s/>CountVectorizer(stop_words=<text:span text:style-name="OrgSrcFontLockStringFace">'english'</text:span>)</text:p>
            </text:list-item>
            <text:list-item>
              <text:p text:style-name="OrgSrcBlock">frequencies<text:s/>=<text:s/>np.array(vectorizer.fit_transform(corpus).todense())[<text:span text:style-name="OrgSrcHighlightNumbersNumber">0</text:span>]</text:p>
            </text:list-item>
            <text:list-item>
              <text:p text:style-name="OrgSrcBlock"><text:span text:style-name="OrgSrcFontLockBuiltinFace">print</text:span>(frequencies)</text:p>
            </text:list-item>
            <text:list-item>
              <text:p text:style-name="OrgSrcBlock"><text:span text:style-name="OrgSrcFontLockBuiltinFace">print</text:span>(<text:span text:style-name="OrgSrcFontLockStringFace">'Token<text:s/>indices:'</text:span>,<text:s/>vectorizer.vocabulary_)</text:p>
            </text:list-item>
            <text:list-item>
              <text:p text:style-name="OrgSrcBlock"/>
            </text:list-item>
            <text:list-item>
              <text:p text:style-name="OrgSrcBlock"><text:span text:style-name="OrgSrcFontLockKeywordFace">for</text:span><text:s/>token,<text:s/>index<text:s/><text:span text:style-name="OrgSrcFontLockKeywordFace">in</text:span><text:s/>vectorizer.vocabulary_.items():</text:p>
            </text:list-item>
            <text:list-item>
              <text:p text:style-name="OrgSrcBlockLastLine"><text:s/><text:s/><text:s/><text:s/><text:span text:style-name="OrgSrcFontLockBuiltinFace">print</text:span>(<text:span text:style-name="OrgSrcFontLockStringFace">'Token<text:s/>{0:s}<text:s/>:<text:s/>{1:d}<text:s/>times'</text:span>.<text:span text:style-name="OrgSrcFontLockBuiltinFace">format</text:span>(token,<text:s/>frequencies[index]))</text:p>
            </text:list-item>
          </text:list>
          <text:p text:style-name="OrgFixedWidthBlock">[2 1 3 1 1]</text:p>
          <text:p text:style-name="OrgFixedWidthBlock">Token indices: {'dog': 1, 'ate': 0, 'sandwich': 2, 'wizard': 4, 'transfigured': 3}</text:p>
          <text:p text:style-name="OrgFixedWidthBlock">Token dog : 1 times</text:p>
          <text:p text:style-name="OrgFixedWidthBlock">Token ate : 2 times</text:p>
          <text:p text:style-name="OrgFixedWidthBlock">Token sandwich : 3 times</text:p>
          <text:p text:style-name="OrgFixedWidthBlock">Token wizard : 1 times</text:p>
          <text:p text:style-name="OrgFixedWidthBlockLastLine">Token transfigured : 1 times</text:p>
          <text:p text:style-name="Text_20_body">如果我們對feature vector中對「原始詞頻(raw term frequency)」進行編碼，可以為「文件的意義」提供額外的資訊，但前提是要假設所有文件都有相似的長度。許多字詞也許在兩個文件中出現相同次數，但如果這兩份文件長度差異太大，則兩份文件在意義上仍可能會有很大的差異。
scikit-learn函式庫中的TfidfTransformer類別可以透過將「詞頻向量矩陣」(a matrix of term frequency vectors)轉換為一個「常態化詞頻權重矩陣」(a matrix of normalized term frequency weights)來緩和上述問題。
TfidTransformer類別對raw term frequency做平滑(smooth)處理，並對其進行L^2常態化(normalization)。平滑化、常態化後的詞頻可以由以下公式取得:
<text:span text:style-name="OrgCode">$$ df(t,d)=\frac{f(t,d)}{\left\|x\right\|} $$</text:span>
<text:span text:style-name="OrgCode">$f(t,d)$</text:span> 表示「字詞」在document中出現的frequency； <text:span text:style-name="OrgCode">$\left\|x\right\|$</text:span> 為詞頻向量的L^2範數。
</text:p>
        </text:list-item>
      </text:list>
      <text:h text:style-name="Heading_20_3" text:outline-level="3" text:is-list-header="false">
<text:bookmark-start text:name="OrgXref.org0fa1b33"/>
<text:bookmark text:name="org0fa1b33"/>字嵌入(word embedding)
<text:bookmark-end text:name="OrgXref.org0fa1b33"/></text:h>
      <text:h text:style-name="Heading_20_1" text:outline-level="1" text:is-list-header="false">
<text:bookmark-start text:name="OrgXref.orgf653870"/>
<text:bookmark text:name="orgf653870"/>DEMO
<text:bookmark-end text:name="OrgXref.orgf653870"/></text:h>
      <text:list text:style-name="OrgSrcBlockNumberedLine" text:continue-numbering="false">
        <text:list-item>
          <text:p text:style-name="OrgSrcBlock"><text:span text:style-name="OrgSrcFontLockCommentDelimiterFace">#<text:s/></text:span><text:span text:style-name="OrgSrcFontLockCommentFace">coding:<text:s/>utf-8</text:span></text:p>
        </text:list-item>
        <text:list-item>
          <text:p text:style-name="OrgSrcBlock"><text:span text:style-name="OrgSrcFontLockKeywordFace">import</text:span><text:s/>sys</text:p>
        </text:list-item>
        <text:list-item>
          <text:p text:style-name="OrgSrcBlock"><text:span text:style-name="OrgSrcFontLockKeywordFace">import</text:span><text:s/>json</text:p>
        </text:list-item>
        <text:list-item>
          <text:p text:style-name="OrgSrcBlock"><text:span text:style-name="OrgSrcFontLockKeywordFace">from</text:span><text:s/>gensim.models<text:s/><text:span text:style-name="OrgSrcFontLockKeywordFace">import</text:span><text:s/>doc2vec</text:p>
        </text:list-item>
        <text:list-item>
          <text:p text:style-name="OrgSrcBlock"><text:span text:style-name="OrgSrcFontLockKeywordFace">from</text:span><text:s/>collections<text:s/><text:span text:style-name="OrgSrcFontLockKeywordFace">import</text:span><text:s/>namedtuple</text:p>
        </text:list-item>
        <text:list-item>
          <text:p text:style-name="OrgSrcBlock"/>
        </text:list-item>
        <text:list-item>
          <text:p text:style-name="OrgSrcBlock"/>
        </text:list-item>
        <text:list-item>
          <text:p text:style-name="OrgSrcBlock"><text:span text:style-name="OrgSrcFontLockCommentDelimiterFace">#<text:s/></text:span><text:span text:style-name="OrgSrcFontLockCommentFace">Load<text:s/>data</text:span></text:p>
        </text:list-item>
        <text:list-item>
          <text:p text:style-name="OrgSrcBlock"><text:span text:style-name="OrgSrcFontLockVariableNameFace">raw_doc</text:span><text:s/>=<text:s/>[<text:span text:style-name="OrgSrcFontLockStringFace">"I<text:s/>love<text:s/>machine<text:s/>learning.<text:s/>Its<text:s/>awesome."</text:span>,</text:p>
        </text:list-item>
        <text:list-item>
          <text:p text:style-name="OrgSrcBlock"><text:s/><text:s/><text:s/><text:s/><text:s/><text:s/><text:s/><text:s/><text:span text:style-name="OrgSrcFontLockStringFace">"I<text:s/>love<text:s/>coding<text:s/>in<text:s/>python"</text:span>,</text:p>
        </text:list-item>
        <text:list-item>
          <text:p text:style-name="OrgSrcBlock"><text:s/><text:s/><text:s/><text:s/><text:s/><text:s/><text:s/><text:s/><text:span text:style-name="OrgSrcFontLockStringFace">"I<text:s/>love<text:s/>building<text:s/>chatbots"</text:span>,</text:p>
        </text:list-item>
        <text:list-item>
          <text:p text:style-name="OrgSrcBlock"><text:s/><text:s/><text:s/><text:s/><text:s/><text:s/><text:s/><text:s/><text:span text:style-name="OrgSrcFontLockStringFace">"they<text:s/>chat<text:s/>amagingly<text:s/>well"</text:span>]</text:p>
        </text:list-item>
        <text:list-item>
          <text:p text:style-name="OrgSrcBlock"/>
        </text:list-item>
        <text:list-item>
          <text:p text:style-name="OrgSrcBlock"/>
        </text:list-item>
        <text:list-item>
          <text:p text:style-name="OrgSrcBlock"><text:span text:style-name="OrgSrcFontLockCommentDelimiterFace">#<text:s/></text:span><text:span text:style-name="OrgSrcFontLockCommentFace">Preprocess</text:span></text:p>
        </text:list-item>
        <text:list-item>
          <text:p text:style-name="OrgSrcBlock"><text:span text:style-name="OrgSrcFontLockVariableNameFace">docs</text:span><text:s/>=<text:s/>[]</text:p>
        </text:list-item>
        <text:list-item>
          <text:p text:style-name="OrgSrcBlock"><text:span text:style-name="OrgSrcFontLockVariableNameFace">analyzedDocument</text:span><text:s/>=<text:s/>namedtuple(<text:span text:style-name="OrgSrcFontLockStringFace">'AnalyzedDocument'</text:span>,<text:s/><text:span text:style-name="OrgSrcFontLockStringFace">'words<text:s/>tags'</text:span>)</text:p>
        </text:list-item>
        <text:list-item>
          <text:p text:style-name="OrgSrcBlock"><text:span text:style-name="OrgSrcFontLockKeywordFace">for</text:span><text:s/>index,<text:s/>text<text:s/><text:span text:style-name="OrgSrcFontLockKeywordFace">in</text:span><text:s/><text:span text:style-name="OrgSrcFontLockBuiltinFace">enumerate</text:span>(raw_doc):</text:p>
        </text:list-item>
        <text:list-item>
          <text:p text:style-name="OrgSrcBlock"><text:s/><text:s/><text:s/><text:s/><text:span text:style-name="OrgSrcFontLockVariableNameFace">words</text:span><text:s/>=<text:s/>text.split()</text:p>
        </text:list-item>
        <text:list-item>
          <text:p text:style-name="OrgSrcBlock"><text:s/><text:s/><text:s/><text:s/>docs.append(analyzedDocument(words,<text:s/>[index]))</text:p>
        </text:list-item>
        <text:list-item>
          <text:p text:style-name="OrgSrcBlock"/>
        </text:list-item>
        <text:list-item>
          <text:p text:style-name="OrgSrcBlock"/>
        </text:list-item>
        <text:list-item>
          <text:p text:style-name="OrgSrcBlock"><text:span text:style-name="OrgSrcFontLockCommentDelimiterFace">#<text:s/></text:span><text:span text:style-name="OrgSrcFontLockCommentFace">Train</text:span></text:p>
        </text:list-item>
        <text:list-item>
          <text:p text:style-name="OrgSrcBlock"><text:span text:style-name="OrgSrcFontLockVariableNameFace">model</text:span><text:s/>=<text:s/>doc2vec.Doc2Vec(docs,<text:s/>vector_size=<text:span text:style-name="OrgSrcHighlightNumbersNumber">20</text:span>,<text:s/>window=<text:span text:style-name="OrgSrcHighlightNumbersNumber">300</text:span>,<text:s/>min_count=<text:span text:style-name="OrgSrcHighlightNumbersNumber">1</text:span>,<text:s/>workers=<text:span text:style-name="OrgSrcHighlightNumbersNumber">4</text:span>,<text:s/>dm=<text:span text:style-name="OrgSrcHighlightNumbersNumber">1</text:span>)</text:p>
        </text:list-item>
        <text:list-item>
          <text:p text:style-name="OrgSrcBlock"/>
        </text:list-item>
        <text:list-item>
          <text:p text:style-name="OrgSrcBlock"/>
        </text:list-item>
        <text:list-item>
          <text:p text:style-name="OrgSrcBlock"><text:span text:style-name="OrgSrcFontLockCommentDelimiterFace">#<text:s/></text:span><text:span text:style-name="OrgSrcFontLockCommentFace">Save</text:span></text:p>
        </text:list-item>
        <text:list-item>
          <text:p text:style-name="OrgSrcBlock">model.save(<text:span text:style-name="OrgSrcFontLockStringFace">'doc2vec.model'</text:span>)</text:p>
        </text:list-item>
        <text:list-item>
          <text:p text:style-name="OrgSrcBlock"/>
        </text:list-item>
        <text:list-item>
          <text:p text:style-name="OrgSrcBlock"/>
        </text:list-item>
        <text:list-item>
          <text:p text:style-name="OrgSrcBlock"><text:span text:style-name="OrgSrcFontLockCommentDelimiterFace">#<text:s/></text:span><text:span text:style-name="OrgSrcFontLockCommentFace">Load</text:span></text:p>
        </text:list-item>
        <text:list-item>
          <text:p text:style-name="OrgSrcBlock">model<text:s/>=<text:s/>doc2vec.Doc2Vec.load(<text:span text:style-name="OrgSrcFontLockStringFace">'doc2vec.model'</text:span>)</text:p>
        </text:list-item>
        <text:list-item>
          <text:p text:style-name="OrgSrcBlock"><text:span text:style-name="OrgSrcFontLockBuiltinFace">print</text:span>(model.docvecs[<text:span text:style-name="OrgSrcHighlightNumbersNumber">1</text:span>].shape)</text:p>
        </text:list-item>
        <text:list-item>
          <text:p text:style-name="OrgSrcBlockLastLine"><text:span text:style-name="OrgSrcFontLockBuiltinFace">print</text:span>(model.docvecs[<text:span text:style-name="OrgSrcHighlightNumbersNumber">1</text:span>])</text:p>
        </text:list-item>
      </text:list>
      <text:p text:style-name="OrgFixedWidthBlock">(20,)</text:p>
      <text:p text:style-name="OrgFixedWidthBlock">[-0.01887621 <text:s text:c="1"/>0.01302744 -0.02849153 <text:s text:c="1"/>0.0131293 <text:s text:c="2"/>0.02904045 -0.04056058</text:p>
      <text:p text:style-name="OrgFixedWidthBlock"> -0.04169167 -0.04981408 <text:s text:c="1"/>0.02464924 -0.04563693 <text:s text:c="1"/>0.02922578 <text:s text:c="1"/>0.0340294</text:p>
      <text:p text:style-name="OrgFixedWidthBlock"> -0.03257207 -0.02262998 -0.00628912 <text:s text:c="1"/>0.00822178 -0.00741135 -0.04270934</text:p>
      <text:p text:style-name="OrgFixedWidthBlockLastLine"> -0.01805406 <text:s text:c="1"/>0.00866313]</text:p>
      <text:h text:style-name="Heading_20_1" text:outline-level="1" text:is-list-header="false">
<text:bookmark-start text:name="OrgXref.orgdd019b4"/>
<text:bookmark text:name="orgdd019b4"/>jeiba DEMO
<text:bookmark-end text:name="OrgXref.orgdd019b4"/></text:h>
      <text:list text:style-name="OrgBulletedList" text:continue-numbering="false">
        <text:list-item>
          <text:p text:style-name="Text_20_body"><text:a xlink:type="simple" xlink:href="https://leemeng.tw/shortest-path-to-the-nlp-world-a-gentle-guide-of-natural-language-processing-and-deep-learning-for-everyone.html">https://leemeng.tw/shortest-path-to-the-nlp-world-a-gentle-guide-of-natural-language-processing-and-deep-learning-for-everyone.html</text:a>
</text:p>
        </text:list-item>
        <text:list-item>
          <text:p text:style-name="Text_20_body"><text:a xlink:type="simple" xlink:href="https://medium.com/ml-note/word-embedding-3ca60663999d">Word Embedding 編碼矩陣</text:a>
</text:p>
        </text:list-item>
        <text:list-item>
          <text:p text:style-name="Text_20_body"><text:a xlink:type="simple" xlink:href="https://medium.com/@mishra.thedeepak/doc2vec-simple-implementation-example-df2afbbfbad5">DOC2VEC gensim tutorial</text:a>
</text:p>
        </text:list-item>
        <text:list-item>
          <text:p text:style-name="Text_20_body"><text:a xlink:type="simple" xlink:href="https://www.twblogs.net/a/5db38150bd9eee310ee69608">Doc2Vec模型的介紹與gensim中Doc2Vec的使用</text:a>
</text:p>
        </text:list-item>
        <text:list-item>
          <text:p text:style-name="Text_20_body"><text:a xlink:type="simple" xlink:href="https://clay-atlas.com/blog/2020/07/14/python-cn-nlp-gensim-doc2vec-model/">如何訓練 Doc2Vec 模型</text:a>
</text:p>
        </text:list-item>
      </text:list>
      <text:list text:style-name="OrgSrcBlockNumberedLine" text:continue-numbering="false">
        <text:list-item>
          <text:p text:style-name="OrgSrcBlock"><text:span text:style-name="OrgSrcFontLockKeywordFace">import</text:span><text:s/>jieba.posseg<text:s/><text:span text:style-name="OrgSrcFontLockKeywordFace">as</text:span><text:s/>pseg</text:p>
        </text:list-item>
        <text:list-item>
          <text:p text:style-name="OrgSrcBlock"/>
        </text:list-item>
        <text:list-item>
          <text:p text:style-name="OrgSrcBlock"><text:span text:style-name="OrgSrcFontLockVariableNameFace">text</text:span><text:s/>=<text:s/><text:span text:style-name="OrgSrcFontLockStringFace">'我是王小明，在台南讀書的學生，我喜歡喝咖啡、不喜歡讀書'</text:span></text:p>
        </text:list-item>
        <text:list-item>
          <text:p text:style-name="OrgSrcBlock"><text:span text:style-name="OrgSrcFontLockVariableNameFace">words</text:span><text:s/>=<text:s/>pseg.cut(text)</text:p>
        </text:list-item>
        <text:list-item>
          <text:p text:style-name="OrgSrcBlock"><text:span text:style-name="OrgSrcFontLockVariableNameFace">wordList</text:span><text:s/>=<text:s/>[]</text:p>
        </text:list-item>
        <text:list-item>
          <text:p text:style-name="OrgSrcBlock"><text:span text:style-name="OrgSrcFontLockKeywordFace">for</text:span><text:s/>w,<text:s/>f<text:s/><text:span text:style-name="OrgSrcFontLockKeywordFace">in</text:span><text:s/><text:span text:style-name="OrgSrcFontLockVariableNameFace">words</text:span>:</text:p>
        </text:list-item>
        <text:list-item>
          <text:p text:style-name="OrgSrcBlock"><text:s/><text:s/><text:s/><text:s/>wordList.append(w)</text:p>
        </text:list-item>
        <text:list-item>
          <text:p text:style-name="OrgSrcBlock"><text:s/><text:s/><text:s/><text:s/><text:span text:style-name="OrgSrcFontLockBuiltinFace">print</text:span>(w,<text:s/>f)</text:p>
        </text:list-item>
        <text:list-item>
          <text:p text:style-name="OrgSrcBlock"/>
        </text:list-item>
        <text:list-item>
          <text:p text:style-name="OrgSrcBlock"><text:span text:style-name="OrgSrcFontLockBuiltinFace">print</text:span>(wordList)</text:p>
        </text:list-item>
        <text:list-item>
          <text:p text:style-name="OrgSrcBlock">word_index<text:s/>=<text:s/>{</text:p>
        </text:list-item>
        <text:list-item>
          <text:p text:style-name="OrgSrcBlock"><text:s/><text:s/><text:s/><text:s/>word:<text:s/>idx</text:p>
        </text:list-item>
        <text:list-item>
          <text:p text:style-name="OrgSrcBlock"><text:s/><text:s/><text:s/><text:s/><text:span text:style-name="OrgSrcFontLockKeywordFace">for</text:span><text:s/>idx,<text:s/>word<text:s/><text:span text:style-name="OrgSrcFontLockKeywordFace">in</text:span><text:s/><text:span text:style-name="OrgSrcFontLockBuiltinFace">enumerate</text:span>(wordList)</text:p>
        </text:list-item>
        <text:list-item>
          <text:p text:style-name="OrgSrcBlock">}</text:p>
        </text:list-item>
        <text:list-item>
          <text:p text:style-name="OrgSrcBlock"><text:span text:style-name="OrgSrcFontLockBuiltinFace">print</text:span>(word_index)</text:p>
        </text:list-item>
        <text:list-item>
          <text:p text:style-name="OrgSrcBlock"><text:span text:style-name="OrgSrcFontLockBuiltinFace">print</text:span>(wordList)</text:p>
        </text:list-item>
        <text:list-item>
          <text:p text:style-name="OrgSrcBlockLastLine"><text:span text:style-name="OrgSrcFontLockBuiltinFace">print</text:span>([word_index[w]<text:s/><text:span text:style-name="OrgSrcFontLockKeywordFace">for</text:span><text:s/>w<text:s/><text:span text:style-name="OrgSrcFontLockKeywordFace">in</text:span><text:s/>wordList])</text:p>
        </text:list-item>
      </text:list>
      <text:p text:style-name="OrgFixedWidthBlock">我 r</text:p>
      <text:p text:style-name="OrgFixedWidthBlock">是 v</text:p>
      <text:p text:style-name="OrgFixedWidthBlock">王小明 nr</text:p>
      <text:p text:style-name="OrgFixedWidthBlock">， x</text:p>
      <text:p text:style-name="OrgFixedWidthBlock">在 p</text:p>
      <text:p text:style-name="OrgFixedWidthBlock">台南 ns</text:p>
      <text:p text:style-name="OrgFixedWidthBlock">讀書 n</text:p>
      <text:p text:style-name="OrgFixedWidthBlock">的 uj</text:p>
      <text:p text:style-name="OrgFixedWidthBlock">學生 n</text:p>
      <text:p text:style-name="OrgFixedWidthBlock">， x</text:p>
      <text:p text:style-name="OrgFixedWidthBlock">我 r</text:p>
      <text:p text:style-name="OrgFixedWidthBlock">喜歡 v</text:p>
      <text:p text:style-name="OrgFixedWidthBlock">喝咖啡 nr</text:p>
      <text:p text:style-name="OrgFixedWidthBlock">、 x</text:p>
      <text:p text:style-name="OrgFixedWidthBlock">不 d</text:p>
      <text:p text:style-name="OrgFixedWidthBlock">喜歡 v</text:p>
      <text:p text:style-name="OrgFixedWidthBlock">讀書 n</text:p>
      <text:p text:style-name="OrgFixedWidthBlock">['我', '是', '王小明', '，', '在', '台南', '讀書', '的', '學生', '，', '我', '喜歡', '喝咖啡', '、', '不', '喜歡', '讀書']</text:p>
      <text:p text:style-name="OrgFixedWidthBlock">{'我': 10, '是': 1, '王小明': 2, '，': 9, '在': 4, '台南': 5, '讀書': 16, '的': 7, '學生': 8, '喜歡': 15, '喝咖啡': 12, '、': 13, '不': 14}</text:p>
      <text:p text:style-name="OrgFixedWidthBlock">['我', '是', '王小明', '，', '在', '台南', '讀書', '的', '學生', '，', '我', '喜歡', '喝咖啡', '、', '不', '喜歡', '讀書']</text:p>
      <text:p text:style-name="OrgFixedWidthBlockLastLine">[10, 1, 2, 9, 4, 5, 16, 7, 8, 9, 10, 15, 12, 13, 14, 15, 16]</text:p>
      <text:list text:style-name="OrgSrcBlockNumberedLine" text:continue-numbering="false">
        <text:list-item>
          <text:p text:style-name="OrgSrcBlock"><text:span text:style-name="OrgSrcFontLockCommentDelimiterFace">#<text:s/></text:span><text:span text:style-name="OrgSrcFontLockCommentFace">coding:<text:s/>utf-8</text:span></text:p>
        </text:list-item>
        <text:list-item>
          <text:p text:style-name="OrgSrcBlock"><text:span text:style-name="OrgSrcFontLockKeywordFace">import</text:span><text:s/>sys</text:p>
        </text:list-item>
        <text:list-item>
          <text:p text:style-name="OrgSrcBlock"><text:span text:style-name="OrgSrcFontLockKeywordFace">import</text:span><text:s/>json</text:p>
        </text:list-item>
        <text:list-item>
          <text:p text:style-name="OrgSrcBlock"><text:span text:style-name="OrgSrcFontLockKeywordFace">from</text:span><text:s/>gensim.models<text:s/><text:span text:style-name="OrgSrcFontLockKeywordFace">import</text:span><text:s/>doc2vec</text:p>
        </text:list-item>
        <text:list-item>
          <text:p text:style-name="OrgSrcBlock"><text:span text:style-name="OrgSrcFontLockKeywordFace">from</text:span><text:s/>collections<text:s/><text:span text:style-name="OrgSrcFontLockKeywordFace">import</text:span><text:s/>namedtuple</text:p>
        </text:list-item>
        <text:list-item>
          <text:p text:style-name="OrgSrcBlock"/>
        </text:list-item>
        <text:list-item>
          <text:p text:style-name="OrgSrcBlock"/>
        </text:list-item>
        <text:list-item>
          <text:p text:style-name="OrgSrcBlock"><text:span text:style-name="OrgSrcFontLockCommentDelimiterFace">#<text:s/></text:span><text:span text:style-name="OrgSrcFontLockCommentFace">Load<text:s/>data</text:span></text:p>
        </text:list-item>
        <text:list-item>
          <text:p text:style-name="OrgSrcBlock"><text:span text:style-name="OrgSrcFontLockVariableNameFace">raw_doc</text:span><text:s/>=<text:s/>[<text:span text:style-name="OrgSrcFontLockStringFace">"I<text:s/>love<text:s/>machine<text:s/>learning.<text:s/>Its<text:s/>awesome."</text:span>,</text:p>
        </text:list-item>
        <text:list-item>
          <text:p text:style-name="OrgSrcBlock"><text:s/><text:s/><text:s/><text:s/><text:s/><text:s/><text:s/><text:s/><text:span text:style-name="OrgSrcFontLockStringFace">"I<text:s/>love<text:s/>coding<text:s/>in<text:s/>python"</text:span>,</text:p>
        </text:list-item>
        <text:list-item>
          <text:p text:style-name="OrgSrcBlock"><text:s/><text:s/><text:s/><text:s/><text:s/><text:s/><text:s/><text:s/><text:span text:style-name="OrgSrcFontLockStringFace">"I<text:s/>love<text:s/>building<text:s/>chatbots"</text:span>,</text:p>
        </text:list-item>
        <text:list-item>
          <text:p text:style-name="OrgSrcBlock"><text:s/><text:s/><text:s/><text:s/><text:s/><text:s/><text:s/><text:s/><text:span text:style-name="OrgSrcFontLockStringFace">"they<text:s/>chat<text:s/>amagingly<text:s/>well"</text:span>]</text:p>
        </text:list-item>
        <text:list-item>
          <text:p text:style-name="OrgSrcBlock"/>
        </text:list-item>
        <text:list-item>
          <text:p text:style-name="OrgSrcBlock"/>
        </text:list-item>
        <text:list-item>
          <text:p text:style-name="OrgSrcBlock"><text:span text:style-name="OrgSrcFontLockCommentDelimiterFace">#<text:s/></text:span><text:span text:style-name="OrgSrcFontLockCommentFace">Preprocess</text:span></text:p>
        </text:list-item>
        <text:list-item>
          <text:p text:style-name="OrgSrcBlock"><text:span text:style-name="OrgSrcFontLockVariableNameFace">docs</text:span><text:s/>=<text:s/>[]</text:p>
        </text:list-item>
        <text:list-item>
          <text:p text:style-name="OrgSrcBlock"><text:span text:style-name="OrgSrcFontLockVariableNameFace">analyzedDocument</text:span><text:s/>=<text:s/>namedtuple(<text:span text:style-name="OrgSrcFontLockStringFace">'AnalyzedDocument'</text:span>,<text:s/><text:span text:style-name="OrgSrcFontLockStringFace">'words<text:s/>tags'</text:span>)</text:p>
        </text:list-item>
        <text:list-item>
          <text:p text:style-name="OrgSrcBlock"><text:span text:style-name="OrgSrcFontLockKeywordFace">for</text:span><text:s/>index,<text:s/>text<text:s/><text:span text:style-name="OrgSrcFontLockKeywordFace">in</text:span><text:s/><text:span text:style-name="OrgSrcFontLockBuiltinFace">enumerate</text:span>(raw_doc):</text:p>
        </text:list-item>
        <text:list-item>
          <text:p text:style-name="OrgSrcBlock"><text:s/><text:s/><text:s/><text:s/><text:span text:style-name="OrgSrcFontLockVariableNameFace">words</text:span><text:s/>=<text:s/>text.split()</text:p>
        </text:list-item>
        <text:list-item>
          <text:p text:style-name="OrgSrcBlock"><text:s/><text:s/><text:s/><text:s/>docs.append(analyzedDocument(words,<text:s/>[index]))</text:p>
        </text:list-item>
        <text:list-item>
          <text:p text:style-name="OrgSrcBlock"/>
        </text:list-item>
        <text:list-item>
          <text:p text:style-name="OrgSrcBlock"/>
        </text:list-item>
        <text:list-item>
          <text:p text:style-name="OrgSrcBlock"><text:span text:style-name="OrgSrcFontLockCommentDelimiterFace">#<text:s/></text:span><text:span text:style-name="OrgSrcFontLockCommentFace">Train</text:span></text:p>
        </text:list-item>
        <text:list-item>
          <text:p text:style-name="OrgSrcBlock"><text:span text:style-name="OrgSrcFontLockVariableNameFace">model</text:span><text:s/>=<text:s/>doc2vec.Doc2Vec(docs,<text:s/>vector_size=<text:span text:style-name="OrgSrcHighlightNumbersNumber">20</text:span>,<text:s/>window=<text:span text:style-name="OrgSrcHighlightNumbersNumber">300</text:span>,<text:s/>min_count=<text:span text:style-name="OrgSrcHighlightNumbersNumber">1</text:span>,<text:s/>workers=<text:span text:style-name="OrgSrcHighlightNumbersNumber">4</text:span>,<text:s/>dm=<text:span text:style-name="OrgSrcHighlightNumbersNumber">1</text:span>)</text:p>
        </text:list-item>
        <text:list-item>
          <text:p text:style-name="OrgSrcBlock"/>
        </text:list-item>
        <text:list-item>
          <text:p text:style-name="OrgSrcBlock"/>
        </text:list-item>
        <text:list-item>
          <text:p text:style-name="OrgSrcBlock"><text:span text:style-name="OrgSrcFontLockCommentDelimiterFace">#<text:s/></text:span><text:span text:style-name="OrgSrcFontLockCommentFace">Save</text:span></text:p>
        </text:list-item>
        <text:list-item>
          <text:p text:style-name="OrgSrcBlock">model.save(<text:span text:style-name="OrgSrcFontLockStringFace">'doc2vec.model'</text:span>)</text:p>
        </text:list-item>
        <text:list-item>
          <text:p text:style-name="OrgSrcBlock"/>
        </text:list-item>
        <text:list-item>
          <text:p text:style-name="OrgSrcBlock"/>
        </text:list-item>
        <text:list-item>
          <text:p text:style-name="OrgSrcBlock"><text:span text:style-name="OrgSrcFontLockCommentDelimiterFace">#<text:s/></text:span><text:span text:style-name="OrgSrcFontLockCommentFace">Load</text:span></text:p>
        </text:list-item>
        <text:list-item>
          <text:p text:style-name="OrgSrcBlock">model<text:s/>=<text:s/>doc2vec.Doc2Vec.load(<text:span text:style-name="OrgSrcFontLockStringFace">'doc2vec.model'</text:span>)</text:p>
        </text:list-item>
        <text:list-item>
          <text:p text:style-name="OrgSrcBlock"><text:span text:style-name="OrgSrcFontLockBuiltinFace">print</text:span>(model.docvecs[<text:span text:style-name="OrgSrcHighlightNumbersNumber">1</text:span>].shape)</text:p>
        </text:list-item>
        <text:list-item>
          <text:p text:style-name="OrgSrcBlockLastLine"><text:span text:style-name="OrgSrcFontLockBuiltinFace">print</text:span>(model.docvecs[<text:span text:style-name="OrgSrcHighlightNumbersNumber">1</text:span>])</text:p>
        </text:list-item>
      </text:list>
      <text:p text:style-name="OrgFixedWidthBlock">(20,)</text:p>
      <text:p text:style-name="OrgFixedWidthBlock">[-0.01887621 <text:s text:c="1"/>0.01302744 -0.02849153 <text:s text:c="1"/>0.0131293 <text:s text:c="2"/>0.02904045 -0.04056058</text:p>
      <text:p text:style-name="OrgFixedWidthBlock"> -0.04169167 -0.04981408 <text:s text:c="1"/>0.02464924 -0.04563693 <text:s text:c="1"/>0.02922578 <text:s text:c="1"/>0.0340294</text:p>
      <text:p text:style-name="OrgFixedWidthBlock"> -0.03257207 -0.02262998 -0.00628912 <text:s text:c="1"/>0.00822178 -0.00741135 -0.04270934</text:p>
      <text:p text:style-name="OrgFixedWidthBlockLastLine"> -0.01805406 <text:s text:c="1"/>0.00866313]</text:p>
      <text:h text:style-name="Heading_20_1" text:outline-level="1" text:is-list-header="false">
<text:bookmark-start text:name="OrgXref.org4157f0e"/>
<text:bookmark text:name="org4157f0e"/>jeiba DEMO
<text:bookmark-end text:name="OrgXref.org4157f0e"/></text:h>
      <text:list text:style-name="OrgBulletedList" text:continue-numbering="false">
        <text:list-item>
          <text:p text:style-name="Text_20_body"><text:a xlink:type="simple" xlink:href="https://leemeng.tw/shortest-path-to-the-nlp-world-a-gentle-guide-of-natural-language-processing-and-deep-learning-for-everyone.html">https://leemeng.tw/shortest-path-to-the-nlp-world-a-gentle-guide-of-natural-language-processing-and-deep-learning-for-everyone.html</text:a>
</text:p>
        </text:list-item>
        <text:list-item>
          <text:p text:style-name="Text_20_body"><text:a xlink:type="simple" xlink:href="https://medium.com/ml-note/word-embedding-3ca60663999d">Word Embedding 編碼矩陣</text:a>
</text:p>
        </text:list-item>
        <text:list-item>
          <text:p text:style-name="Text_20_body"><text:a xlink:type="simple" xlink:href="https://medium.com/@mishra.thedeepak/doc2vec-simple-implementation-example-df2afbbfbad5">DOC2VEC gensim tutorial</text:a>
</text:p>
        </text:list-item>
        <text:list-item>
          <text:p text:style-name="Text_20_body"><text:a xlink:type="simple" xlink:href="https://www.twblogs.net/a/5db38150bd9eee310ee69608">Doc2Vec模型的介紹與gensim中Doc2Vec的使用</text:a>
</text:p>
        </text:list-item>
        <text:list-item>
          <text:p text:style-name="Text_20_body"><text:a xlink:type="simple" xlink:href="https://clay-atlas.com/blog/2020/07/14/python-cn-nlp-gensim-doc2vec-model/">如何訓練 Doc2Vec 模型</text:a>
</text:p>
        </text:list-item>
      </text:list>
      <text:list text:style-name="OrgSrcBlockNumberedLine" text:continue-numbering="false">
        <text:list-item>
          <text:p text:style-name="OrgSrcBlock"><text:span text:style-name="OrgSrcFontLockKeywordFace">import</text:span><text:s/>jieba.posseg<text:s/><text:span text:style-name="OrgSrcFontLockKeywordFace">as</text:span><text:s/>pseg</text:p>
        </text:list-item>
        <text:list-item>
          <text:p text:style-name="OrgSrcBlock"/>
        </text:list-item>
        <text:list-item>
          <text:p text:style-name="OrgSrcBlock"><text:span text:style-name="OrgSrcFontLockVariableNameFace">text</text:span><text:s/>=<text:s/><text:span text:style-name="OrgSrcFontLockStringFace">'我是王小明，在台南讀書的學生，我喜歡喝咖啡、不喜歡讀書'</text:span></text:p>
        </text:list-item>
        <text:list-item>
          <text:p text:style-name="OrgSrcBlock"><text:span text:style-name="OrgSrcFontLockVariableNameFace">words</text:span><text:s/>=<text:s/>pseg.cut(text)</text:p>
        </text:list-item>
        <text:list-item>
          <text:p text:style-name="OrgSrcBlock"><text:span text:style-name="OrgSrcFontLockVariableNameFace">wordList</text:span><text:s/>=<text:s/>[]</text:p>
        </text:list-item>
        <text:list-item>
          <text:p text:style-name="OrgSrcBlock"><text:span text:style-name="OrgSrcFontLockKeywordFace">for</text:span><text:s/>w,<text:s/>f<text:s/><text:span text:style-name="OrgSrcFontLockKeywordFace">in</text:span><text:s/><text:span text:style-name="OrgSrcFontLockVariableNameFace">words</text:span>:</text:p>
        </text:list-item>
        <text:list-item>
          <text:p text:style-name="OrgSrcBlock"><text:s/><text:s/><text:s/><text:s/>wordList.append(w)</text:p>
        </text:list-item>
        <text:list-item>
          <text:p text:style-name="OrgSrcBlock"><text:s/><text:s/><text:s/><text:s/><text:span text:style-name="OrgSrcFontLockBuiltinFace">print</text:span>(w,<text:s/>f)</text:p>
        </text:list-item>
        <text:list-item>
          <text:p text:style-name="OrgSrcBlock"/>
        </text:list-item>
        <text:list-item>
          <text:p text:style-name="OrgSrcBlock"><text:span text:style-name="OrgSrcFontLockBuiltinFace">print</text:span>(wordList)</text:p>
        </text:list-item>
        <text:list-item>
          <text:p text:style-name="OrgSrcBlock">word_index<text:s/>=<text:s/>{</text:p>
        </text:list-item>
        <text:list-item>
          <text:p text:style-name="OrgSrcBlock"><text:s/><text:s/><text:s/><text:s/>word:<text:s/>idx</text:p>
        </text:list-item>
        <text:list-item>
          <text:p text:style-name="OrgSrcBlock"><text:s/><text:s/><text:s/><text:s/><text:span text:style-name="OrgSrcFontLockKeywordFace">for</text:span><text:s/>idx,<text:s/>word<text:s/><text:span text:style-name="OrgSrcFontLockKeywordFace">in</text:span><text:s/><text:span text:style-name="OrgSrcFontLockBuiltinFace">enumerate</text:span>(wordList)</text:p>
        </text:list-item>
        <text:list-item>
          <text:p text:style-name="OrgSrcBlock">}</text:p>
        </text:list-item>
        <text:list-item>
          <text:p text:style-name="OrgSrcBlock"><text:span text:style-name="OrgSrcFontLockBuiltinFace">print</text:span>(word_index)</text:p>
        </text:list-item>
        <text:list-item>
          <text:p text:style-name="OrgSrcBlock"><text:span text:style-name="OrgSrcFontLockBuiltinFace">print</text:span>(wordList)</text:p>
        </text:list-item>
        <text:list-item>
          <text:p text:style-name="OrgSrcBlockLastLine"><text:span text:style-name="OrgSrcFontLockBuiltinFace">print</text:span>([word_index[w]<text:s/><text:span text:style-name="OrgSrcFontLockKeywordFace">for</text:span><text:s/>w<text:s/><text:span text:style-name="OrgSrcFontLockKeywordFace">in</text:span><text:s/>wordList])</text:p>
        </text:list-item>
      </text:list>
      <text:p text:style-name="OrgFixedWidthBlock">我 r</text:p>
      <text:p text:style-name="OrgFixedWidthBlock">是 v</text:p>
      <text:p text:style-name="OrgFixedWidthBlock">王小明 nr</text:p>
      <text:p text:style-name="OrgFixedWidthBlock">， x</text:p>
      <text:p text:style-name="OrgFixedWidthBlock">在 p</text:p>
      <text:p text:style-name="OrgFixedWidthBlock">台南 ns</text:p>
      <text:p text:style-name="OrgFixedWidthBlock">讀書 n</text:p>
      <text:p text:style-name="OrgFixedWidthBlock">的 uj</text:p>
      <text:p text:style-name="OrgFixedWidthBlock">學生 n</text:p>
      <text:p text:style-name="OrgFixedWidthBlock">， x</text:p>
      <text:p text:style-name="OrgFixedWidthBlock">我 r</text:p>
      <text:p text:style-name="OrgFixedWidthBlock">喜歡 v</text:p>
      <text:p text:style-name="OrgFixedWidthBlock">喝咖啡 nr</text:p>
      <text:p text:style-name="OrgFixedWidthBlock">、 x</text:p>
      <text:p text:style-name="OrgFixedWidthBlock">不 d</text:p>
      <text:p text:style-name="OrgFixedWidthBlock">喜歡 v</text:p>
      <text:p text:style-name="OrgFixedWidthBlock">讀書 n</text:p>
      <text:p text:style-name="OrgFixedWidthBlock">['我', '是', '王小明', '，', '在', '台南', '讀書', '的', '學生', '，', '我', '喜歡', '喝咖啡', '、', '不', '喜歡', '讀書']</text:p>
      <text:p text:style-name="OrgFixedWidthBlock">{'我': 10, '是': 1, '王小明': 2, '，': 9, '在': 4, '台南': 5, '讀書': 16, '的': 7, '學生': 8, '喜歡': 15, '喝咖啡': 12, '、': 13, '不': 14}</text:p>
      <text:p text:style-name="OrgFixedWidthBlock">['我', '是', '王小明', '，', '在', '台南', '讀書', '的', '學生', '，', '我', '喜歡', '喝咖啡', '、', '不', '喜歡', '讀書']</text:p>
      <text:p text:style-name="OrgFixedWidthBlockLastLine">[10, 1, 2, 9, 4, 5, 16, 7, 8, 9, 10, 15, 12, 13, 14, 15, 16]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FunctionNameFace" style:family="text">
      <style:text-properties fo:color="#c678dd"/>
    </style:style>
    <style:style style:name="OrgSrcHighlightNumbersNumber" style:family="text">
      <style:text-properties fo:color="#bbc2cf"/>
    </style:style>
    <style:style style:name="OrgSrcFontLockCommentFace" style:family="text">
      <style:text-properties fo:color="#5b6268"/>
    </style:style>
    <style:style style:name="OrgSrcFontLockCommentDelimiterFace" style:family="text">
      <style:text-properties fo:color="#5b6268"/>
    </style:style>
    <style:style style:name="OrgSrcFontLockBuiltinFace" style:family="text">
      <style:text-properties fo:color="#c678dd"/>
    </style:style>
    <style:style style:name="OrgSrcFontLockStringFace" style:family="text">
      <style:text-properties fo:color="#98be65"/>
    </style:style>
    <style:style style:name="OrgSrcFontLockVariableNameFace" style:family="text">
      <style:text-properties fo:color="#dcaeea"/>
    </style:style>
    <style:style style:name="OrgSrcBlock" style:family="paragraph" style:parent-style-name="Preformatted_20_Text">
      <style:paragraph-properties fo:background-color="#21242b" fo:padding="0.049cm" fo:border="0.51pt solid #000000" style:shadow="none">
        <style:background-image/>
      </style:paragraph-properties>
      <style:text-properties fo:color="#bbc2cf"/>
    </style:style>
    <style:style style:name="OrgSrcFontLockKeywordFace" style:family="text">
      <style:text-properties fo:color="#51afe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ung Chin, Yen</dc:creator>
    <meta:initial-creator>Yung Chin, Yen</meta:initial-creator>
    <dc:date>2021-11-14T20:51:17</dc:date>
    <meta:creation-date>2021-11-14T20:51:17</meta:creation-date>
    <meta:generator>Emacs 27.1 (Org mode 9.4)</meta:generator>
    <meta:keyword/>
    <dc:subject/>
    <dc:title>NLP-DEMO</dc:title>
  </office:meta>
</office:document-meta>
</file>